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20b63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120b63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20b63" officeooo:paragraph-rsid="00120b63" style:font-size-asian="12.5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officeooo:rsid="00120b63" officeooo:paragraph-rsid="00120b63" style:font-size-asian="12.5pt" style:font-style-asian="normal" style:font-weight-asian="normal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officeooo:paragraph-rsid="0014782d" style:font-size-asian="12.5pt" style:font-style-asian="normal" style:font-weight-asian="normal" style:text-emphasize="none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officeooo:rsid="00120b63" officeooo:paragraph-rsid="00120b63" style:font-size-asian="12.5pt" style:font-style-asian="normal" style:font-weight-asian="normal" style:text-emphasize="none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63e7e" officeooo:paragraph-rsid="00163e7e" style:font-size-asian="12.5pt" style:font-style-asian="normal" style:font-weight-asian="normal" style:text-emphasize="none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63e7e" officeooo:paragraph-rsid="00163e7e" style:font-size-asian="12.5pt" style:font-style-asian="normal" style:font-weight-asian="normal" style:font-weight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font-weight-complex="normal" style:text-emphasize="non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officeooo:rsid="00120b63" officeooo:paragraph-rsid="00120b63"/>
    </style:style>
    <style:style style:name="T1" style:family="text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20b63" style:font-size-asian="12.5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31529" style:font-size-asian="12.5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text-position="super 58%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5" style:family="text">
      <style:text-properties fo:color="#000000" style:text-outline="fals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6" style:family="text">
      <style:text-properties fo:color="#000000" style:text-outline="false" style:font-name="Liberation Sans1" fo:font-size="12.5pt" fo:font-style="normal" fo:text-shadow="none" style:text-underline-style="none" fo:font-weight="normal" officeooo:rsid="00120b63" style:font-size-asian="12.5pt" style:font-style-asian="normal" style:font-weight-asian="normal" style:text-emphasize="none"/>
    </style:style>
    <style:style style:name="T7" style:family="text"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8" style:family="text">
      <style:text-properties fo:color="#000000" style:text-outline="false" style:text-position="super 58%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9" style:family="text">
      <style:text-properties officeooo:rsid="0012ba5a"/>
    </style:style>
    <style:style style:name="T10" style:family="text">
      <style:text-properties style:text-line-through-style="none" style:text-line-through-type="none" style:font-name="Liberation Sans1"/>
    </style:style>
    <style:style style:name="T11" style:family="text">
      <style:text-properties style:text-line-through-style="none" style:text-line-through-type="none" style:font-name="Liberation Sans1" officeooo:rsid="0014782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163e7e"/>
    </style:style>
    <style:style style:name="T1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../SalahPassport.odt"><text:span text:style-name="T7">1. arrange Saleh Passport (Wait Contact)</text:span></text:a></text:p>
      <text:p text:style-name="P3"/>
      <text:p text:style-name="P5">2 IND Follow Up.</text:p>
      <text:p text:style-name="P8">Contact Saskia, ask if Saleh need Passport <text:span text:style-name="T9">(wait reply)</text:span></text:p>
      <text:p text:style-name="P17"><text:span text:style-name="T5">Salah Passport (Follow 3</text:span><text:span text:style-name="T8">rd</text:span><text:span text:style-name="T5">. Of November)</text:span></text:p>
      <text:p text:style-name="P7">2. Fill IND form (Wait Passport)</text:p>
      <text:p text:style-name="P7">(call for appointment: 0880430430 to submit) </text:p>
      <text:p text:style-name="P7">(ask Fons of Guest employment)</text:p>
      <text:p text:style-name="P12">Appointment December 22<text:span text:style-name="T14">nd</text:span>.</text:p>
      <text:p text:style-name="P3"/>
      <text:p text:style-name="P8"/>
      <text:p text:style-name="P5">3. Hearing Assistance</text:p>
      <text:p text:style-name="P5"><text:tab/>Wait Comfort Audio and Insurance <text:span text:style-name="T9">(where is the form they sent?)</text:span></text:p>
      <text:p text:style-name="P4"><text:span text:style-name="T6"><text:tab/></text:span><text:span text:style-name="T5">5. Hearing Assistance &amp; audiologist appointment</text:span></text:p>
      <text:p text:style-name="P7">(contacted Karla, Com. Aud., scan audiologist letter)</text:p>
      <text:p text:style-name="P13">Question about extra microphone with a stand, how much it costs.</text:p>
      <text:p text:style-name="P1"/>
      <text:p text:style-name="P5">4. Ergra LV: 070 -3 114070</text:p>
      <text:p text:style-name="P5"><text:tab/><text:span text:style-name="T12">Wait Insurance reply</text:span></text:p>
      <text:p text:style-name="P5"><text:tab/><text:span text:style-name="T12">November 20, Contact to ask where is it?</text:span></text:p>
      <text:p text:style-name="P7"><text:tab/>6. Bioptic Application (Ergra LV: 070 <text:s/>- 311 40 70; re-emailed to martine@ergra-low-vision.nl ) </text:p>
      <text:p text:style-name="P7">(Wait new afspraak)</text:p>
      <text:p text:style-name="P14"><text:tab/><text:span text:style-name="T13">December 16, Still waiting the glasses, only received telescope.</text:span></text:p>
      <text:p text:style-name="P14"><text:tab/><text:span text:style-name="T13">Telescope Form is to be filled.</text:span></text:p>
      <text:p text:style-name="P1"/>
      <text:p text:style-name="P2"><text:span text:style-name="T2">5</text:span><text:span text:style-name="T1">. SLIM Voor ouders (Package the letter, </text:span><text:span text:style-name="T3">Oh so lazy to look for it now</text:span><text:span text:style-name="T1">) </text:span></text:p>
      <text:p text:style-name="P6"/>
      <text:p text:style-name="P10">7. order the stick (Wait Z&amp;Z refusal letter)</text:p>
      <text:p text:style-name="P10"/>
      <text:p text:style-name="P10"><text:span text:style-name="T11">8. Follow up </text:span><text:span text:style-name="T10">Job-seeking.</text:span></text:p>
      <text:p text:style-name="P10"><text:span text:style-name="T10"><text:tab/></text:span><text:span text:style-name="T11">A. Maureen Walen email printed and ready in its file.</text:span></text:p>
      <text:p text:style-name="P10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0-16T17:54:44.911539381</meta:creation-date>
    <dc:date>2014-12-16T16:40:07.712074578</dc:date>
    <dc:creator>Mohamed Tleis</dc:creator>
    <meta:editing-duration>PT9M47S</meta:editing-duration>
    <meta:editing-cycles>5</meta:editing-cycles>
    <meta:generator>LibreOffice/4.2.5.2$Linux_X86_64 LibreOffice_project/420m0$Build-2</meta:generator>
    <meta:document-statistic meta:table-count="0" meta:image-count="0" meta:object-count="0" meta:page-count="1" meta:paragraph-count="24" meta:word-count="169" meta:character-count="1030" meta:non-whitespace-character-count="873"/>
  </office:meta>
</office:document-meta>
</file>